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6ac" officeooo:paragraph-rsid="001146ac"/>
    </style:style>
    <style:style style:name="P2" style:family="paragraph" style:parent-style-name="Standard">
      <style:text-properties officeooo:rsid="001146ac" officeooo:paragraph-rsid="00211414"/>
    </style:style>
    <style:style style:name="P3" style:family="paragraph" style:parent-style-name="Standard">
      <style:text-properties officeooo:rsid="0022b948" officeooo:paragraph-rsid="0022b948"/>
    </style:style>
    <style:style style:name="P4" style:family="paragraph" style:parent-style-name="Standard">
      <style:text-properties officeooo:rsid="0022b948" officeooo:paragraph-rsid="0022b948"/>
    </style:style>
    <style:style style:name="P5" style:family="paragraph" style:parent-style-name="Standard">
      <style:text-properties officeooo:rsid="00252361" officeooo:paragraph-rsid="00252361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00" style:font-name="Consolas" fo:font-size="9.5pt" style:font-size-asian="9.5pt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008000" style:font-name="Consolas" fo:font-size="9.5pt" style:font-size-asian="9.5pt" fo:background-color="#ffffff"/>
    </style:style>
    <style:style style:name="T5" style:family="text">
      <style:text-properties fo:color="#808080" style:font-name="Consolas" fo:font-size="9.5pt" style:font-size-asian="9.5pt" fo:background-color="#ffffff"/>
    </style:style>
    <style:style style:name="T6" style:family="text">
      <style:text-properties fo:color="#008080" style:font-name="Consolas" fo:font-size="9.5pt" style:font-size-asian="9.5pt" fo:background-color="#ffffff"/>
    </style:style>
    <style:style style:name="T7" style:family="text">
      <style:text-properties officeooo:rsid="002114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ções:</text:p>
      <text:p text:style-name="P3"/>
      <text:p text:style-name="P5">As funções são base de uma programação estruturada, uma função tem por elementos o Tipo, nome, argumentos e instrução, é interessante declarar uma função antes de desenvolvê-la, esta declaração é chamada de protótipo que nada mais é do que a função seguida de ponto e virgula que será visto no exemplo. Os argumentos de uma função, ou parâmetros, podem ser de qualquer tipo, assim como o tipo da função que poderá retornar dados de tipos (int, float, char) ou instruções diversas.</text:p>
      <text:p text:style-name="P5"/>
      <text:p text:style-name="P5">Exemplo de funções:</text:p>
      <text:p text:style-name="P5"/>
      <text:p text:style-name="P5"><text:span text:style-name="T1">#include</text:span><text:span text:style-name="T2"> </text:span><text:span text:style-name="T3">"stdafx.h"</text:span></text:p>
      <text:p text:style-name="Standard"><text:span text:style-name="T1">#include</text:span><text:span text:style-name="T2"> </text:span><text:span text:style-name="T3">&lt;iostream&gt;</text:span><text:span text:style-name="T2"> </text:span><text:span text:style-name="T4">// usar comando de saida cout</text:span></text:p>
      <text:p text:style-name="P6"/>
      <text:p text:style-name="Standard"><text:span text:style-name="T1">using</text:span><text:span text:style-name="T2"> </text:span><text:span text:style-name="T1">namespace</text:span><text:span text:style-name="T2"> std;</text:span></text:p>
      <text:p text:style-name="P6"/>
      <text:p text:style-name="Standard"><text:span text:style-name="T4">// Declarar funções</text:span></text:p>
      <text:p text:style-name="Standard"><text:span text:style-name="T1">int</text:span><text:span text:style-name="T2"> Media3Numeros(</text:span><text:span text:style-name="T1">float</text:span><text:span text:style-name="T2"> N1, </text:span><text:span text:style-name="T1">float</text:span><text:span text:style-name="T2"> N2, </text:span><text:span text:style-name="T1">float</text:span><text:span text:style-name="T2"> N3);</text:span></text:p>
      <text:p text:style-name="Standard"><text:span text:style-name="T1">void</text:span><text:span text:style-name="T2"> cabecalho(</text:span><text:span text:style-name="T1">void</text:span><text:span text:style-name="T2">);</text:span></text:p>
      <text:p text:style-name="P6"/>
      <text:p text:style-name="Standard"><text:span text:style-name="T4">// Criando Funções</text:span></text:p>
      <text:p text:style-name="Standard"><text:span text:style-name="T1">int</text:span><text:span text:style-name="T2"> Media3Numeros(</text:span><text:span text:style-name="T1">float</text:span><text:span text:style-name="T2"> </text:span><text:span text:style-name="T5">N1</text:span><text:span text:style-name="T2">, </text:span><text:span text:style-name="T1">float</text:span><text:span text:style-name="T2"> </text:span><text:span text:style-name="T5">N2</text:span><text:span text:style-name="T2">, </text:span><text:span text:style-name="T1">float</text:span><text:span text:style-name="T2"> </text:span><text:span text:style-name="T5">N3</text:span><text:span text:style-name="T2">) {</text:span></text:p>
      <text:p text:style-name="Standard"><text:span text:style-name="T2"><text:tab/></text:span><text:span text:style-name="T1">int</text:span><text:span text:style-name="T2"> calculo;</text:span></text:p>
      <text:p text:style-name="Standard"><text:span text:style-name="T2"><text:tab/>calculo = (</text:span><text:span text:style-name="T5">N1</text:span><text:span text:style-name="T2"> + </text:span><text:span text:style-name="T5">N2</text:span><text:span text:style-name="T2"> + </text:span><text:span text:style-name="T5">N3</text:span><text:span text:style-name="T2">) / 3;</text:span></text:p>
      <text:p text:style-name="Standard"><text:span text:style-name="T2"><text:tab/></text:span><text:span text:style-name="T1">return</text:span><text:span text:style-name="T2"> calculo;</text:span></text:p>
      <text:p text:style-name="Standard"><text:span text:style-name="T2">}</text:span></text:p>
      <text:p text:style-name="P6"/>
      <text:p text:style-name="Standard"><text:span text:style-name="T1">void</text:span><text:span text:style-name="T2"> cabecalho(</text:span><text:span text:style-name="T1">void</text:span><text:span text:style-name="T2">) {</text:span></text:p>
      <text:p text:style-name="Standard"><text:span text:style-name="T2"><text:tab/>cout </text:span><text:span text:style-name="T6">&lt;&lt;</text:span><text:span text:style-name="T2"> </text:span><text:span text:style-name="T3">"&gt;&gt;&gt; Programa que realiza calculo da Media Aritmetica com 3 numeros &lt;&lt;&lt;"</text:span><text:span text:style-name="T2">;</text:span></text:p>
      <text:p text:style-name="Standard"><text:span text:style-name="T2">}</text:span></text:p>
      <text:p text:style-name="P6"/>
      <text:p text:style-name="Standard"><text:span text:style-name="T1">int</text:span><text:span text:style-name="T2"> main(</text:span><text:span text:style-name="T1">int</text:span><text:span text:style-name="T2"> </text:span><text:span text:style-name="T5">argc</text:span><text:span text:style-name="T2">, </text:span><text:span text:style-name="T1">char</text:span><text:span text:style-name="T2">** </text:span><text:span text:style-name="T5">argv</text:span><text:span text:style-name="T2">) {</text:span></text:p>
      <text:p text:style-name="P6"/>
      <text:p text:style-name="Standard"><text:span text:style-name="T2"><text:tab/></text:span><text:span text:style-name="T4">// variáveis</text:span></text:p>
      <text:p text:style-name="Standard"><text:span text:style-name="T2"><text:tab/></text:span><text:span text:style-name="T1">float</text:span><text:span text:style-name="T2"> Numero1, Numero2, Numero3, Resultado;</text:span></text:p>
      <text:p text:style-name="Standard"><text:span text:style-name="T2"><text:tab/>Numero1 = 5;</text:span></text:p>
      <text:p text:style-name="Standard"><text:span text:style-name="T2"><text:tab/>Numero2 = 7.68;</text:span></text:p>
      <text:p text:style-name="Standard"><text:span text:style-name="T2"><text:tab/>Numero3 = 3.29;</text:span></text:p>
      <text:p text:style-name="Standard"><text:span text:style-name="T2"><text:tab/></text:span></text:p>
      <text:p text:style-name="Standard"><text:span text:style-name="T2"><text:tab/></text:span><text:span text:style-name="T4">// executar funções</text:span></text:p>
      <text:p text:style-name="Standard"><text:span text:style-name="T2"><text:tab/>Resultado = Media3Numeros(Numero1, Numero2, Numero3);</text:span></text:p>
      <text:p text:style-name="Standard"><text:span text:style-name="T2"><text:tab/>cabecalho();</text:span></text:p>
      <text:p text:style-name="P6"/>
      <text:p text:style-name="Standard"><text:span text:style-name="T2"><text:tab/></text:span><text:span text:style-name="T4">//corpo do programa;</text:span></text:p>
      <text:p text:style-name="Standard"><text:span text:style-name="T2"><text:tab/>cout </text:span><text:span text:style-name="T6">&lt;&lt;</text:span><text:span text:style-name="T2"> endl </text:span><text:span text:style-name="T6">&lt;&lt;</text:span><text:span text:style-name="T2"> </text:span><text:span text:style-name="T3">"A Media Aritmetica entre os numeros "</text:span><text:span text:style-name="T2"> </text:span><text:span text:style-name="T6">&lt;&lt;</text:span><text:span text:style-name="T2"> Numero1 </text:span><text:span text:style-name="T6">&lt;&lt;</text:span><text:span text:style-name="T2"> </text:span><text:span text:style-name="T3">", "</text:span><text:span text:style-name="T6">&lt;&lt;</text:span><text:span text:style-name="T2"> Numero2 </text:span><text:span text:style-name="T6">&lt;&lt;</text:span><text:span text:style-name="T2"> </text:span><text:span text:style-name="T3">" e "</text:span><text:span text:style-name="T2"> </text:span><text:span text:style-name="T6">&lt;&lt;</text:span><text:span text:style-name="T2"> Numero3 </text:span><text:span text:style-name="T6">&lt;&lt;</text:span><text:span text:style-name="T2"> </text:span><text:span text:style-name="T3">" = "</text:span><text:span text:style-name="T2"> </text:span><text:span text:style-name="T6">&lt;&lt;</text:span><text:span text:style-name="T2"> Resultado </text:span><text:span text:style-name="T6">&lt;&lt;</text:span><text:span text:style-name="T2"> endl;</text:span></text:p>
      <text:p text:style-name="Standard"><text:span text:style-name="T2"><text:tab/></text:span></text:p>
      <text:p text:style-name="Standard"><text:span text:style-name="T2"><text:tab/></text:span><text:span text:style-name="T4">// pausar terminal</text:span></text:p>
      <text:p text:style-name="Standard"><text:span text:style-name="T2"><text:tab/>system(</text:span><text:span text:style-name="T3">"pause"</text:span><text:span text:style-name="T2">);</text:span></text:p>
      <text:p text:style-name="P6"/>
      <text:p text:style-name="Standard"><text:span text:style-name="T2"><text:tab/></text:span><text:span text:style-name="T4">// retornar o valor zero após termino da função main sinalizando que não houve erro</text:span></text:p>
      <text:p text:style-name="Standard"><text:span text:style-name="T2"><text:tab/></text:span><text:span text:style-name="T1">return</text:span><text:span text:style-name="T2"> 0;</text:span></text:p>
      <text:p text:style-name="P5"><text:span text:style-name="T2">}</text:span></text:p>
      <text:p text:style-name="P3"/>
      <text:p text:style-name="P3"/>
      <text:p text:style-name="P1">Referencia:</text:p>
      <text:p text:style-name="P1"/>
      <text:p text:style-name="P2">Do C ao C++, uma abordagem da Engenharia de Software; Barros, Tiago; ano 2002; disponível em: &lt;<text:a xlink:type="simple" xlink:href="http://www.tiagobarros.org/docs/TiagoBarros_do_C_ao_C++.pdf" text:style-name="Internet_20_link" text:visited-style-name="Visited_20_Internet_20_Link">http://www.tiagobarros.org/docs/TiagoBarros_do_C_ao_C++.pdf</text:a>&gt;; visualisado em 18 de Julho de 201<text:span text:style-name="T7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50:04.972000000</meta:creation-date>
    <dc:date>2016-07-19T16:40:21.748000000</dc:date>
    <meta:editing-duration>PT6H13M14S</meta:editing-duration>
    <meta:editing-cycles>23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38" meta:word-count="265" meta:character-count="1628" meta:non-whitespace-character-count="1379"/>
  </office:meta>
</office:document-meta>
</file>